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3487" officeooo:paragraph-rsid="00063487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3487" officeooo:paragraph-rsid="00063487"/>
    </style:style>
    <style:style style:name="P3" style:family="paragraph" style:parent-style-name="Standard">
      <style:paragraph-properties fo:text-align="center" style:justify-single-word="false"/>
      <style:text-properties style:font-name="DejaVu Sans" style:text-underline-style="solid" style:text-underline-width="auto" style:text-underline-color="font-color" officeooo:rsid="00063487" officeooo:paragraph-rsid="00063487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9.999cm" svg:height="9.999cm" draw:z-index="0">
        <draw:text-box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3">GRAMMAR</text:p>
          <text:p text:style-name="P1"/>
          <text:p text:style-name="P1">FIRST ATTEMPT AT</text:p>
          <text:p text:style-name="P1">SYNTAX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.999cm" svg:height="9.999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9.999cm" style:num-format="" style:paper-tray-name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2:34:50.007492197</meta:creation-date>
    <dc:date>2015-05-10T12:49:57.451701976</dc:date>
    <meta:editing-duration>P0D</meta:editing-duration>
    <meta:editing-cycles>1</meta:editing-cycles>
    <meta:document-statistic meta:table-count="0" meta:image-count="0" meta:object-count="0" meta:page-count="1" meta:paragraph-count="3" meta:word-count="5" meta:character-count="29" meta:non-whitespace-character-count="27"/>
    <meta:generator>LibreOffice/4.2.7.2$Linux_X86_64 LibreOffice_project/420m0$Build-2</meta:generator>
  </office:meta>
</office:document-meta>
</file>